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9"/>
          <table:covered-table-cell table:number-columns-repeated="3" table:style-name="ce17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0.69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82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0.9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38</text:p>
          </table:table-cell>
          <table:table-cell table:style-name="ce6" office:value-type="string" calcext:value-type="string">
            <text:p>0.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MLP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0.95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8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0.9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3</text:p>
          </table:table-cell>
          <table:table-cell table:style-name="ce6" office:value-type="string" calcext:value-type="string">
            <text:p>0.96</text:p>
          </table:table-cell>
        </table:table-row>
        <table:table-row table:style-name="ro1" table:number-rows-repeated="4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23:57.322276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1T10:24:40.625916809</dc:date>
    <meta:editing-duration>PT1H20M12S</meta:editing-duration>
    <meta:editing-cycles>18</meta:editing-cycles>
    <meta:document-statistic meta:table-count="1" meta:cell-count="156" meta:object-count="0"/>
  </office:meta>
</office:document-meta>
</file>